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18cm"/>
    </style:style>
    <style:style style:name="co6" style:family="table-column">
      <style:table-column-properties fo:break-before="auto" style:column-width="4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051142335" calcext:value-type="float">
            <text:p>1,051142335</text:p>
          </table:table-cell>
          <table:table-cell office:value-type="float" office:value="0.5997765064" calcext:value-type="float">
            <text:p>0,5997765064</text:p>
          </table:table-cell>
          <table:table-cell office:value-type="float" office:value="0.001231527072" calcext:value-type="float">
            <text:p>0,0012315271</text:p>
          </table:table-cell>
          <table:table-cell office:value-type="float" office:value="0.00001578880801" calcext:value-type="float">
            <text:p>1,578880801E-00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41" calcext:value-type="float">
            <text:p>32641</text:p>
          </table:table-cell>
          <table:table-cell office:value-type="float" office:value="1.172739506" calcext:value-type="float">
            <text:p>1,172739506</text:p>
          </table:table-cell>
          <table:table-cell office:value-type="float" office:value="0.5811188221" calcext:value-type="float">
            <text:p>0,5811188221</text:p>
          </table:table-cell>
          <table:table-cell office:value-type="float" office:value="0.001022430602" calcext:value-type="float">
            <text:p>0,0010224306</text:p>
          </table:table-cell>
          <table:table-cell office:value-type="float" office:value="0.00001572969995" calcext:value-type="float">
            <text:p>1,572969995E-0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97" calcext:value-type="float">
            <text:p>32797</text:p>
          </table:table-cell>
          <table:table-cell office:value-type="float" office:value="1.289212584" calcext:value-type="float">
            <text:p>1,289212584</text:p>
          </table:table-cell>
          <table:table-cell office:value-type="float" office:value="0.5866798162" calcext:value-type="float">
            <text:p>0,5866798162</text:p>
          </table:table-cell>
          <table:table-cell office:value-type="float" office:value="0.001220982056" calcext:value-type="float">
            <text:p>0,0012209821</text:p>
          </table:table-cell>
          <table:table-cell office:value-type="float" office:value="0.00006261446833" calcext:value-type="float">
            <text:p>6,261446833E-00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012" calcext:value-type="float">
            <text:p>33012</text:p>
          </table:table-cell>
          <table:table-cell office:value-type="float" office:value="1.180925965" calcext:value-type="float">
            <text:p>1,180925965</text:p>
          </table:table-cell>
          <table:table-cell office:value-type="float" office:value="0.5825291276" calcext:value-type="float">
            <text:p>0,5825291276</text:p>
          </table:table-cell>
          <table:table-cell office:value-type="float" office:value="0.000637626159" calcext:value-type="float">
            <text:p>0,0006376262</text:p>
          </table:table-cell>
          <table:table-cell office:value-type="float" office:value="0.00001555185736" calcext:value-type="float">
            <text:p>1,555185736E-00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06" calcext:value-type="float">
            <text:p>33106</text:p>
          </table:table-cell>
          <table:table-cell office:value-type="float" office:value="1.394538164" calcext:value-type="float">
            <text:p>1,394538164</text:p>
          </table:table-cell>
          <table:table-cell office:value-type="float" office:value="0.5756512284" calcext:value-type="float">
            <text:p>0,5756512284</text:p>
          </table:table-cell>
          <table:table-cell office:value-type="float" office:value="0.001132011064" calcext:value-type="float">
            <text:p>0,0011320111</text:p>
          </table:table-cell>
          <table:table-cell office:value-type="float" office:value="0.00006202800432" calcext:value-type="float">
            <text:p>0,00006202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12" calcext:value-type="float">
            <text:p>33312</text:p>
          </table:table-cell>
          <table:table-cell office:value-type="float" office:value="1.203009129" calcext:value-type="float">
            <text:p>1,203009129</text:p>
          </table:table-cell>
          <table:table-cell office:value-type="float" office:value="0.5814511776" calcext:value-type="float">
            <text:p>0,5814511776</text:p>
          </table:table-cell>
          <table:table-cell office:value-type="float" office:value="0.00075514731" calcext:value-type="float">
            <text:p>0,0007551473</text:p>
          </table:table-cell>
          <table:table-cell office:value-type="float" office:value="0.00001541116944" calcext:value-type="float">
            <text:p>1,541116944E-00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477" calcext:value-type="float">
            <text:p>33477</text:p>
          </table:table-cell>
          <table:table-cell office:value-type="float" office:value="1.143126965" calcext:value-type="float">
            <text:p>1,143126965</text:p>
          </table:table-cell>
          <table:table-cell office:value-type="float" office:value="0.5596414208" calcext:value-type="float">
            <text:p>0,5596414208</text:p>
          </table:table-cell>
          <table:table-cell office:value-type="float" office:value="0.0005980769638" calcext:value-type="float">
            <text:p>0,000598077</text:p>
          </table:table-cell>
          <table:table-cell table:style-name="ce1" office:value-type="float" office:value="0.00001533530667" calcext:value-type="float">
            <text:p>1,533530667E-00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588" calcext:value-type="float">
            <text:p>33588</text:p>
          </table:table-cell>
          <table:table-cell office:value-type="float" office:value="1.301311493" calcext:value-type="float">
            <text:p>1,301311493</text:p>
          </table:table-cell>
          <table:table-cell office:value-type="float" office:value="0.5991093516" calcext:value-type="float">
            <text:p>0,5991093516</text:p>
          </table:table-cell>
          <table:table-cell office:value-type="float" office:value="0.0005349636776" calcext:value-type="float">
            <text:p>0,0005349637</text:p>
          </table:table-cell>
          <table:table-cell office:value-type="float" office:value="0.00001528467692" calcext:value-type="float">
            <text:p>1,528467692E-00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687" calcext:value-type="float">
            <text:p>33687</text:p>
          </table:table-cell>
          <table:table-cell office:value-type="float" office:value="1.148864508" calcext:value-type="float">
            <text:p>1,148864508</text:p>
          </table:table-cell>
          <table:table-cell office:value-type="float" office:value="0.5836752057" calcext:value-type="float">
            <text:p>0,5836752057</text:p>
          </table:table-cell>
          <table:table-cell office:value-type="float" office:value="0.0004419788602" calcext:value-type="float">
            <text:p>0,0004419789</text:p>
          </table:table-cell>
          <table:table-cell office:value-type="float" office:value="0.0000304813002" calcext:value-type="float">
            <text:p>3,04813002E-00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770" calcext:value-type="float">
            <text:p>33770</text:p>
          </table:table-cell>
          <table:table-cell office:value-type="float" office:value="1.01564014" calcext:value-type="float">
            <text:p>1,01564014</text:p>
          </table:table-cell>
          <table:table-cell office:value-type="float" office:value="0.5954158306" calcext:value-type="float">
            <text:p>0,5954158306</text:p>
          </table:table-cell>
          <table:table-cell office:value-type="float" office:value="0.000121630459" calcext:value-type="float">
            <text:p>0,0001216305</text:p>
          </table:table-cell>
          <table:table-cell office:value-type="float" office:value="0.00001520380738" calcext:value-type="float">
            <text:p>1,520380738E-005</text:p>
          </table:table-cell>
          <table:table-cell/>
        </table:table-row>
        <table:table-row table:style-name="ro2">
          <table:table-cell table:number-columns-repeated="2"/>
          <table:table-cell table:formula="of:=AVERAGE([.C2:.C11])" office:value-type="float" office:value="1.1900510789" calcext:value-type="float">
            <text:p>1,1900510789</text:p>
          </table:table-cell>
          <table:table-cell table:formula="of:=AVERAGE([.D2:.D11])" office:value-type="float" office:value="0.5845048487" calcext:value-type="float">
            <text:p>0,5845048487</text:p>
          </table:table-cell>
          <table:table-cell table:formula="of:=AVERAGE([.E2:.E11])" office:value-type="float" office:value="0.00076963742236" calcext:value-type="float">
            <text:p>0,0007696374</text:p>
          </table:table-cell>
          <table:table-cell table:formula="of:=AVERAGE([.F2:.F11])" office:value-type="float" office:value="0.000026342909858" calcext:value-type="float">
            <text:p>2,6342909858E-005</text:p>
          </table:table-cell>
          <table:table-cell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7:56:52.2507423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7:56:01.947213067</meta:creation-date>
    <dc:date>2014-01-27T18:01:55.896612193</dc:date>
    <meta:editing-duration>P0D</meta:editing-duration>
    <meta:editing-cycles>2</meta:editing-cycles>
    <meta:generator>LibreOffice/4.1.4.2$Linux_X86_64 LibreOffice_project/410m0$Build-2</meta:generator>
    <meta:document-statistic meta:table-count="1" meta:cell-count="70" meta:object-count="0"/>
  </office:meta>
</office:document-meta>
</file>